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746a" officeooo:paragraph-rsid="001574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raph Test{</text:p>
      <text:p text:style-name="P1"><text:s text:c="8"/>one -&gt; two [label = a];</text:p>
      <text:p text:style-name="P1"><text:s text:c="8"/>two -&gt; three [label = b];</text:p>
      <text:p text:style-name="P1"><text:s text:c="8"/>three -&gt; four [label = c];</text:p>
      <text:p text:style-name="P1"><text:s text:c="8"/>four -&gt; two [label = d];</text:p>
      <text:p text:style-name="P1"><text:s text:c="8"/>two -&gt; one [label = e]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3:12:58.284401529</dc:date>
    <meta:document-statistic meta:table-count="0" meta:image-count="0" meta:object-count="0" meta:page-count="1" meta:paragraph-count="7" meta:word-count="33" meta:character-count="175" meta:non-whitespace-character-count="109"/>
    <meta:generator>LibreOffice/4.2.4.2$Linux_X86_64 LibreOffice_project/420m0$Build-2</meta:generator>
  </office:meta>
</office:document-meta>
</file>